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8000000189B232A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0.634cm" svg:height="0.634cm" svg:x="10.182cm" svg:y="14.532cm">
          <draw:image xlink:href="Pictures/1000020000000018000000189B232A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10-04-06T15:59:38</meta:creation-date>
    <dc:creator>Alfonso Moreno Pérez</dc:creator>
    <dc:date>2010-04-06T16:00:05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